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7.9437in"/>
    </style:style>
    <style:style style:name="co2" style:family="table-column">
      <style:table-column-properties fo:break-before="auto" style:column-width="1.152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7319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ROW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OW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Excel_20_Built-in_20_Normal"/>
        <table:table-row table:style-name="ro1">
          <table:table-cell office:value-type="string">
            <text:p>USA_Counties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irginia Beach</text:p>
          </table:table-cell>
          <table:table-cell office:value-type="string">
            <text:p><text:s/>VA <text:s text:c="17"/></text:p>
          </table:table-cell>
          <table:table-cell table:number-columns-repeated="102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ata</text:p>
          </table:table-cell>
          <table:table-cell office:value-type="string">
            <text:p>Footnote</text:p>
          </table:table-cell>
          <table:table-cell office:value-type="string">
            <text:p>Uni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April 1 - complete count) 2000</text:p>
          </table:table-cell>
          <table:table-cell office:value-type="string">
            <text:p>31033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April 1 - complete count) 2010</text:p>
          </table:table-cell>
          <table:table-cell office:value-type="string">
            <text:p>29667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<text:s/>(April 1 - complete count) 2010</text:p>
          </table:table-cell>
          <table:table-cell office:value-type="string">
            <text:p>67.7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April 1 - estimates base) 2000</text:p>
          </table:table-cell>
          <table:table-cell office:value-type="string">
            <text:p>31033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0</text:p>
          </table:table-cell>
          <table:table-cell office:value-type="string">
            <text:p>310664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1</text:p>
          </table:table-cell>
          <table:table-cell office:value-type="string">
            <text:p>30987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2</text:p>
          </table:table-cell>
          <table:table-cell office:value-type="string">
            <text:p>31076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3</text:p>
          </table:table-cell>
          <table:table-cell office:value-type="string">
            <text:p>31413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4</text:p>
          </table:table-cell>
          <table:table-cell office:value-type="string">
            <text:p>315268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5</text:p>
          </table:table-cell>
          <table:table-cell office:value-type="string">
            <text:p>313496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6</text:p>
          </table:table-cell>
          <table:table-cell office:value-type="string">
            <text:p>312713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7</text:p>
          </table:table-cell>
          <table:table-cell office:value-type="string">
            <text:p>309564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8</text:p>
          </table:table-cell>
          <table:table-cell office:value-type="string">
            <text:p>30725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 (July 1 - estimate) 2009</text:p>
          </table:table-cell>
          <table:table-cell office:value-type="string">
            <text:p>306253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0</text:p>
          </table:table-cell>
          <table:table-cell office:value-type="string">
            <text:p>72.8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1</text:p>
          </table:table-cell>
          <table:table-cell office:value-type="string">
            <text:p>72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2</text:p>
          </table:table-cell>
          <table:table-cell office:value-type="string">
            <text:p>72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3</text:p>
          </table:table-cell>
          <table:table-cell office:value-type="string">
            <text:p>72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4</text:p>
          </table:table-cell>
          <table:table-cell office:value-type="string">
            <text:p>71.8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5</text:p>
          </table:table-cell>
          <table:table-cell office:value-type="string">
            <text:p>71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6</text:p>
          </table:table-cell>
          <table:table-cell office:value-type="string">
            <text:p>71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7</text:p>
          </table:table-cell>
          <table:table-cell office:value-type="string">
            <text:p>71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8</text:p>
          </table:table-cell>
          <table:table-cell office:value-type="string">
            <text:p>70.8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White alone, percent (July 1 - estimate) 2009</text:p>
          </table:table-cell>
          <table:table-cell office:value-type="string">
            <text:p>70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April 1 - complete count) 2000</text:p>
          </table:table-cell>
          <table:table-cell office:value-type="string">
            <text:p>8216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April 1 - complete count) 2010</text:p>
          </table:table-cell>
          <table:table-cell office:value-type="string">
            <text:p>8593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<text:s/>(April 1 - complete count) 2010</text:p>
          </table:table-cell>
          <table:table-cell office:value-type="string">
            <text:p>19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April 1 - estimates base) 2000</text:p>
          </table:table-cell>
          <table:table-cell office:value-type="string">
            <text:p>8216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0</text:p>
          </table:table-cell>
          <table:table-cell office:value-type="string">
            <text:p>8266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1</text:p>
          </table:table-cell>
          <table:table-cell office:value-type="string">
            <text:p>83874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2</text:p>
          </table:table-cell>
          <table:table-cell office:value-type="string">
            <text:p>8507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3</text:p>
          </table:table-cell>
          <table:table-cell office:value-type="string">
            <text:p>86036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4</text:p>
          </table:table-cell>
          <table:table-cell office:value-type="string">
            <text:p>8732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5</text:p>
          </table:table-cell>
          <table:table-cell office:value-type="string">
            <text:p>8698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6</text:p>
          </table:table-cell>
          <table:table-cell office:value-type="string">
            <text:p>8734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7</text:p>
          </table:table-cell>
          <table:table-cell office:value-type="string">
            <text:p>8691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8</text:p>
          </table:table-cell>
          <table:table-cell office:value-type="string">
            <text:p>87306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 (July 1 - estimate) 2009</text:p>
          </table:table-cell>
          <table:table-cell office:value-type="string">
            <text:p>87078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0</text:p>
          </table:table-cell>
          <table:table-cell office:value-type="string">
            <text:p>19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1</text:p>
          </table:table-cell>
          <table:table-cell office:value-type="string">
            <text:p>19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2</text:p>
          </table:table-cell>
          <table:table-cell office:value-type="string">
            <text:p>19.8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3</text:p>
          </table:table-cell>
          <table:table-cell office:value-type="string">
            <text:p>19.7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4</text:p>
          </table:table-cell>
          <table:table-cell office:value-type="string">
            <text:p>19.9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5</text:p>
          </table:table-cell>
          <table:table-cell office:value-type="string">
            <text:p>19.9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6</text:p>
          </table:table-cell>
          <table:table-cell office:value-type="string">
            <text:p>19.9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7</text:p>
          </table:table-cell>
          <table:table-cell office:value-type="string">
            <text:p>20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8</text:p>
          </table:table-cell>
          <table:table-cell office:value-type="string">
            <text:p>20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Black alone, percent (July 1 - estimate) 2009</text:p>
          </table:table-cell>
          <table:table-cell office:value-type="string">
            <text:p>20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April 1 - complete count) 2000</text:p>
          </table:table-cell>
          <table:table-cell office:value-type="string">
            <text:p>168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April 1 - complete count) 2010</text:p>
          </table:table-cell>
          <table:table-cell office:value-type="string">
            <text:p>168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<text:s/>(April 1 - complete count) 2010</text:p>
          </table:table-cell>
          <table:table-cell office:value-type="string">
            <text:p>0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April 1 - estimates base) 2000</text:p>
          </table:table-cell>
          <table:table-cell office:value-type="string">
            <text:p>168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0</text:p>
          </table:table-cell>
          <table:table-cell office:value-type="string">
            <text:p>171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1</text:p>
          </table:table-cell>
          <table:table-cell office:value-type="string">
            <text:p>184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2</text:p>
          </table:table-cell>
          <table:table-cell office:value-type="string">
            <text:p>195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3</text:p>
          </table:table-cell>
          <table:table-cell office:value-type="string">
            <text:p>203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4</text:p>
          </table:table-cell>
          <table:table-cell office:value-type="string">
            <text:p>218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5</text:p>
          </table:table-cell>
          <table:table-cell office:value-type="string">
            <text:p>2316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6</text:p>
          </table:table-cell>
          <table:table-cell office:value-type="string">
            <text:p>245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7</text:p>
          </table:table-cell>
          <table:table-cell office:value-type="string">
            <text:p>253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8</text:p>
          </table:table-cell>
          <table:table-cell office:value-type="string">
            <text:p>261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 (July 1 - estimate) 2009</text:p>
          </table:table-cell>
          <table:table-cell office:value-type="string">
            <text:p>2583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0</text:p>
          </table:table-cell>
          <table:table-cell office:value-type="string">
            <text:p>0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1</text:p>
          </table:table-cell>
          <table:table-cell office:value-type="string">
            <text:p>0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2</text:p>
          </table:table-cell>
          <table:table-cell office:value-type="string">
            <text:p>0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3</text:p>
          </table:table-cell>
          <table:table-cell office:value-type="string">
            <text:p>0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4</text:p>
          </table:table-cell>
          <table:table-cell office:value-type="string">
            <text:p>0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5</text:p>
          </table:table-cell>
          <table:table-cell office:value-type="string">
            <text:p>0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6</text:p>
          </table:table-cell>
          <table:table-cell office:value-type="string">
            <text:p>0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7</text:p>
          </table:table-cell>
          <table:table-cell office:value-type="string">
            <text:p>0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8</text:p>
          </table:table-cell>
          <table:table-cell office:value-type="string">
            <text:p>0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merican Indian and Alaska Native alone, percent (July 1 - estimate) 2009</text:p>
          </table:table-cell>
          <table:table-cell office:value-type="string">
            <text:p>0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April 1 - complete count) 2000</text:p>
          </table:table-cell>
          <table:table-cell office:value-type="string">
            <text:p>2132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April 1 - complete count) 2010</text:p>
          </table:table-cell>
          <table:table-cell office:value-type="string">
            <text:p>2676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<text:s/>(April 1 - complete count) 2010</text:p>
          </table:table-cell>
          <table:table-cell office:value-type="string">
            <text:p>6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April 1 - estimates base) 2000</text:p>
          </table:table-cell>
          <table:table-cell office:value-type="string">
            <text:p>2132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0</text:p>
          </table:table-cell>
          <table:table-cell office:value-type="string">
            <text:p>2156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1</text:p>
          </table:table-cell>
          <table:table-cell office:value-type="string">
            <text:p>2171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2</text:p>
          </table:table-cell>
          <table:table-cell office:value-type="string">
            <text:p>2201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3</text:p>
          </table:table-cell>
          <table:table-cell office:value-type="string">
            <text:p>2262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4</text:p>
          </table:table-cell>
          <table:table-cell office:value-type="string">
            <text:p>2296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5</text:p>
          </table:table-cell>
          <table:table-cell office:value-type="string">
            <text:p>2308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6</text:p>
          </table:table-cell>
          <table:table-cell office:value-type="string">
            <text:p>2335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7</text:p>
          </table:table-cell>
          <table:table-cell office:value-type="string">
            <text:p>23683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8</text:p>
          </table:table-cell>
          <table:table-cell office:value-type="string">
            <text:p>2391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 (July 1 - estimate) 2009</text:p>
          </table:table-cell>
          <table:table-cell office:value-type="string">
            <text:p>24616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0</text:p>
          </table:table-cell>
          <table:table-cell office:value-type="string">
            <text:p>5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1</text:p>
          </table:table-cell>
          <table:table-cell office:value-type="string">
            <text:p>5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2</text:p>
          </table:table-cell>
          <table:table-cell office:value-type="string">
            <text:p>5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3</text:p>
          </table:table-cell>
          <table:table-cell office:value-type="string">
            <text:p>5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4</text:p>
          </table:table-cell>
          <table:table-cell office:value-type="string">
            <text:p>5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5</text:p>
          </table:table-cell>
          <table:table-cell office:value-type="string">
            <text:p>5.3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6</text:p>
          </table:table-cell>
          <table:table-cell office:value-type="string">
            <text:p>5.3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7</text:p>
          </table:table-cell>
          <table:table-cell office:value-type="string">
            <text:p>5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8</text:p>
          </table:table-cell>
          <table:table-cell office:value-type="string">
            <text:p>5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Asian alone, percent (July 1 - estimate) 2009</text:p>
          </table:table-cell>
          <table:table-cell office:value-type="string">
            <text:p>5.7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April 1 - complete count) 2000</text:p>
          </table:table-cell>
          <table:table-cell office:value-type="string">
            <text:p>47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April 1 - complete count) 2010</text:p>
          </table:table-cell>
          <table:table-cell office:value-type="string">
            <text:p>65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<text:s/>(April 1 - complete count) 2010</text:p>
          </table:table-cell>
          <table:table-cell office:value-type="string">
            <text:p>0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April 1 - estimates base) 2000</text:p>
          </table:table-cell>
          <table:table-cell office:value-type="string">
            <text:p>47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0</text:p>
          </table:table-cell>
          <table:table-cell office:value-type="string">
            <text:p>47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1</text:p>
          </table:table-cell>
          <table:table-cell office:value-type="string">
            <text:p>52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2</text:p>
          </table:table-cell>
          <table:table-cell office:value-type="string">
            <text:p>56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3</text:p>
          </table:table-cell>
          <table:table-cell office:value-type="string">
            <text:p>58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4</text:p>
          </table:table-cell>
          <table:table-cell office:value-type="string">
            <text:p>64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5</text:p>
          </table:table-cell>
          <table:table-cell office:value-type="string">
            <text:p>67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6</text:p>
          </table:table-cell>
          <table:table-cell office:value-type="string">
            <text:p>70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7</text:p>
          </table:table-cell>
          <table:table-cell office:value-type="string">
            <text:p>74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8</text:p>
          </table:table-cell>
          <table:table-cell office:value-type="string">
            <text:p>79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 (July 1 - estimate) 2009</text:p>
          </table:table-cell>
          <table:table-cell office:value-type="string">
            <text:p>83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0</text:p>
          </table:table-cell>
          <table:table-cell office:value-type="string">
            <text:p>0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1</text:p>
          </table:table-cell>
          <table:table-cell office:value-type="string">
            <text:p>0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2</text:p>
          </table:table-cell>
          <table:table-cell office:value-type="string">
            <text:p>0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3</text:p>
          </table:table-cell>
          <table:table-cell office:value-type="string">
            <text:p>0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4</text:p>
          </table:table-cell>
          <table:table-cell office:value-type="string">
            <text:p>0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5</text:p>
          </table:table-cell>
          <table:table-cell office:value-type="string">
            <text:p>0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6</text:p>
          </table:table-cell>
          <table:table-cell office:value-type="string">
            <text:p>0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7</text:p>
          </table:table-cell>
          <table:table-cell office:value-type="string">
            <text:p>0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8</text:p>
          </table:table-cell>
          <table:table-cell office:value-type="string">
            <text:p>0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ative Hawaiian and Other Pacific Islander alone, percent (July 1 - estimate) 2009</text:p>
          </table:table-cell>
          <table:table-cell office:value-type="string">
            <text:p>0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April 1 - complete count) 2010</text:p>
          </table:table-cell>
          <table:table-cell office:value-type="string">
            <text:p>17656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<text:s/>(April 1 - complete count) 2010</text:p>
          </table:table-cell>
          <table:table-cell office:value-type="string">
            <text:p>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April 1 - estimates base) 2000</text:p>
          </table:table-cell>
          <table:table-cell office:value-type="string">
            <text:p>928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0</text:p>
          </table:table-cell>
          <table:table-cell office:value-type="string">
            <text:p>9413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1</text:p>
          </table:table-cell>
          <table:table-cell office:value-type="string">
            <text:p>973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2</text:p>
          </table:table-cell>
          <table:table-cell office:value-type="string">
            <text:p>1014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3</text:p>
          </table:table-cell>
          <table:table-cell office:value-type="string">
            <text:p>10436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4</text:p>
          </table:table-cell>
          <table:table-cell office:value-type="string">
            <text:p>1075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5</text:p>
          </table:table-cell>
          <table:table-cell office:value-type="string">
            <text:p>11028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6</text:p>
          </table:table-cell>
          <table:table-cell office:value-type="string">
            <text:p>1134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7</text:p>
          </table:table-cell>
          <table:table-cell office:value-type="string">
            <text:p>11568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8</text:p>
          </table:table-cell>
          <table:table-cell office:value-type="string">
            <text:p>11854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 (July 1 - estimate) 2009</text:p>
          </table:table-cell>
          <table:table-cell office:value-type="string">
            <text:p>12213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0</text:p>
          </table:table-cell>
          <table:table-cell office:value-type="string">
            <text:p>2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1</text:p>
          </table:table-cell>
          <table:table-cell office:value-type="string">
            <text:p>2.3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2</text:p>
          </table:table-cell>
          <table:table-cell office:value-type="string">
            <text:p>2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3</text:p>
          </table:table-cell>
          <table:table-cell office:value-type="string">
            <text:p>2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4</text:p>
          </table:table-cell>
          <table:table-cell office:value-type="string">
            <text:p>2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5</text:p>
          </table:table-cell>
          <table:table-cell office:value-type="string">
            <text:p>2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6</text:p>
          </table:table-cell>
          <table:table-cell office:value-type="string">
            <text:p>2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7</text:p>
          </table:table-cell>
          <table:table-cell office:value-type="string">
            <text:p>2.7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8</text:p>
          </table:table-cell>
          <table:table-cell office:value-type="string">
            <text:p>2.7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Two or more races, percent (July 1 - estimate) 2009</text:p>
          </table:table-cell>
          <table:table-cell office:value-type="string">
            <text:p>2.8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April 1 - complete count) 2000</text:p>
          </table:table-cell>
          <table:table-cell office:value-type="string">
            <text:p>1777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April 1 - complete count) 2010</text:p>
          </table:table-cell>
          <table:table-cell office:value-type="string">
            <text:p>2898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<text:s/>(April 1 - complete count) 2010</text:p>
          </table:table-cell>
          <table:table-cell office:value-type="string">
            <text:p>6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April 1 - estimates base) 2000</text:p>
          </table:table-cell>
          <table:table-cell office:value-type="string">
            <text:p>1777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0</text:p>
          </table:table-cell>
          <table:table-cell office:value-type="string">
            <text:p>1802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1</text:p>
          </table:table-cell>
          <table:table-cell office:value-type="string">
            <text:p>18946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2</text:p>
          </table:table-cell>
          <table:table-cell office:value-type="string">
            <text:p>1986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3</text:p>
          </table:table-cell>
          <table:table-cell office:value-type="string">
            <text:p>2091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4</text:p>
          </table:table-cell>
          <table:table-cell office:value-type="string">
            <text:p>2232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5</text:p>
          </table:table-cell>
          <table:table-cell office:value-type="string">
            <text:p>2326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6</text:p>
          </table:table-cell>
          <table:table-cell office:value-type="string">
            <text:p>2437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7</text:p>
          </table:table-cell>
          <table:table-cell office:value-type="string">
            <text:p>2510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8</text:p>
          </table:table-cell>
          <table:table-cell office:value-type="string">
            <text:p>2569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 (July 1 - estimate) 2009</text:p>
          </table:table-cell>
          <table:table-cell office:value-type="string">
            <text:p>26604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0</text:p>
          </table:table-cell>
          <table:table-cell office:value-type="string">
            <text:p>4.2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1</text:p>
          </table:table-cell>
          <table:table-cell office:value-type="string">
            <text:p>4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2</text:p>
          </table:table-cell>
          <table:table-cell office:value-type="string">
            <text:p>4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3</text:p>
          </table:table-cell>
          <table:table-cell office:value-type="string">
            <text:p>4.8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4</text:p>
          </table:table-cell>
          <table:table-cell office:value-type="string">
            <text:p>5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5</text:p>
          </table:table-cell>
          <table:table-cell office:value-type="string">
            <text:p>5.3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6</text:p>
          </table:table-cell>
          <table:table-cell office:value-type="string">
            <text:p>5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7</text:p>
          </table:table-cell>
          <table:table-cell office:value-type="string">
            <text:p>5.8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8</text:p>
          </table:table-cell>
          <table:table-cell office:value-type="string">
            <text:p>5.9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Hispanic or Latino Origin, percent (July 1 - estimate) 2009</text:p>
          </table:table-cell>
          <table:table-cell office:value-type="string">
            <text:p>6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April 1 - complete count) <text:s/>2000</text:p>
          </table:table-cell>
          <table:table-cell office:value-type="string">
            <text:p>29658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April 1 - complete count) <text:s/>2010</text:p>
          </table:table-cell>
          <table:table-cell office:value-type="string">
            <text:p>28247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April 1 - complete count) 2000</text:p>
          </table:table-cell>
          <table:table-cell office:value-type="string">
            <text:p>69.7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April 1 - complete count) 2010</text:p>
          </table:table-cell>
          <table:table-cell office:value-type="string">
            <text:p>64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April 1 - estimates base) 2000</text:p>
          </table:table-cell>
          <table:table-cell office:value-type="string">
            <text:p>29658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April 1 - estimates base) 2000</text:p>
          </table:table-cell>
          <table:table-cell office:value-type="string">
            <text:p>69.7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0</text:p>
          </table:table-cell>
          <table:table-cell office:value-type="string">
            <text:p>29672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1</text:p>
          </table:table-cell>
          <table:table-cell office:value-type="string">
            <text:p>29525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2</text:p>
          </table:table-cell>
          <table:table-cell office:value-type="string">
            <text:p>295430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3</text:p>
          </table:table-cell>
          <table:table-cell office:value-type="string">
            <text:p>297921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4</text:p>
          </table:table-cell>
          <table:table-cell office:value-type="string">
            <text:p>297982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5</text:p>
          </table:table-cell>
          <table:table-cell office:value-type="string">
            <text:p>295559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6</text:p>
          </table:table-cell>
          <table:table-cell office:value-type="string">
            <text:p>294028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7</text:p>
          </table:table-cell>
          <table:table-cell office:value-type="string">
            <text:p>290377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8</text:p>
          </table:table-cell>
          <table:table-cell office:value-type="string">
            <text:p>287715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 (July 1 - estimate) 2009</text:p>
          </table:table-cell>
          <table:table-cell office:value-type="string">
            <text:p>285854</text:p>
          </table:table-cell>
          <table:table-cell/>
          <table:table-cell office:value-type="string">
            <text:p>ABS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0</text:p>
          </table:table-cell>
          <table:table-cell office:value-type="string">
            <text:p>69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1</text:p>
          </table:table-cell>
          <table:table-cell office:value-type="string">
            <text:p>69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2</text:p>
          </table:table-cell>
          <table:table-cell office:value-type="string">
            <text:p>68.6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3</text:p>
          </table:table-cell>
          <table:table-cell office:value-type="string">
            <text:p>68.4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4</text:p>
          </table:table-cell>
          <table:table-cell office:value-type="string">
            <text:p>67.9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5</text:p>
          </table:table-cell>
          <table:table-cell office:value-type="string">
            <text:p>67.5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6</text:p>
          </table:table-cell>
          <table:table-cell office:value-type="string">
            <text:p>67.1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7</text:p>
          </table:table-cell>
          <table:table-cell office:value-type="string">
            <text:p>66.8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8</text:p>
          </table:table-cell>
          <table:table-cell office:value-type="string">
            <text:p>66.3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Resident population: Not Hispanic, White alone, percent (July 1 - estimate) 2009</text:p>
          </table:table-cell>
          <table:table-cell office:value-type="string">
            <text:p>65.9</text:p>
          </table:table-cell>
          <table:table-cell/>
          <table:table-cell office:value-type="string">
            <text:p>PCT</text:p>
          </table:table-cell>
          <table:table-cell table:number-columns-repeated="1020"/>
        </table:table-row>
        <table:table-row table:style-name="ro1">
          <table:table-cell office:value-type="string">
            <text:p>Data Flag Descriptions</text:p>
          </table:table-cell>
          <table:table-cell table:number-columns-repeated="1023"/>
        </table:table-row>
        <table:table-row table:style-name="ro1">
          <table:table-cell office:value-type="string">
            <text:p>(FN) <text:s/>Footnote for this item</text:p>
          </table:table-cell>
          <table:table-cell table:number-columns-repeated="1023"/>
        </table:table-row>
        <table:table-row table:style-name="ro1">
          <table:table-cell office:value-type="string">
            <text:p>(NA) <text:s/>Not available</text:p>
          </table:table-cell>
          <table:table-cell table:number-columns-repeated="1023"/>
        </table:table-row>
        <table:table-row table:style-name="ro1">
          <table:table-cell office:value-type="string">
            <text:p>(D) <text:s/>Figure withheld to avoid disclosure pertaining to a specific organization or individual</text:p>
          </table:table-cell>
          <table:table-cell table:number-columns-repeated="1023"/>
        </table:table-row>
        <table:table-row table:style-name="ro1">
          <table:table-cell office:value-type="string">
            <text:p>(X) <text:s/>Not applicable</text:p>
          </table:table-cell>
          <table:table-cell table:number-columns-repeated="1023"/>
        </table:table-row>
        <table:table-row table:style-name="ro1">
          <table:table-cell office:value-type="string">
            <text:p>(S) <text:s/>Data suppressed</text:p>
          </table:table-cell>
          <table:table-cell table:number-columns-repeated="1023"/>
        </table:table-row>
        <table:table-row table:style-name="ro1">
          <table:table-cell office:value-type="string">
            <text:p>(Z) <text:s/>Value would amount to less than half the unit of measurement shown</text:p>
          </table:table-cell>
          <table:table-cell table:number-columns-repeated="1023"/>
        </table:table-row>
        <table:table-row table:style-name="ro1">
          <table:table-cell office:value-type="string">
            <text:p>(B) <text:s/>Base figure too small to meet statistical standards for reliability of a derived figure.</text:p>
          </table:table-cell>
          <table:table-cell table:number-columns-repeated="1023"/>
        </table:table-row>
        <table:table-row table:style-name="ro1">
          <table:table-cell office:value-type="string">
            <text:p>Unit Descriptions</text:p>
          </table:table-cell>
          <table:table-cell table:number-columns-repeated="1023"/>
        </table:table-row>
        <table:table-row table:style-name="ro1">
          <table:table-cell office:value-type="string">
            <text:p>ACR Acres</text:p>
          </table:table-cell>
          <table:table-cell table:number-columns-repeated="1023"/>
        </table:table-row>
        <table:table-row table:style-name="ro1">
          <table:table-cell office:value-type="string">
            <text:p>YRS Years</text:p>
          </table:table-cell>
          <table:table-cell table:number-columns-repeated="1023"/>
        </table:table-row>
        <table:table-row table:style-name="ro1">
          <table:table-cell office:value-type="string">
            <text:p>ML$ Millions of Dollars</text:p>
          </table:table-cell>
          <table:table-cell table:number-columns-repeated="1023"/>
        </table:table-row>
        <table:table-row table:style-name="ro1">
          <table:table-cell office:value-type="string">
            <text:p>RTE Rate</text:p>
          </table:table-cell>
          <table:table-cell table:number-columns-repeated="1023"/>
        </table:table-row>
        <table:table-row table:style-name="ro1">
          <table:table-cell office:value-type="string">
            <text:p>TH$ Thousands of Dollars</text:p>
          </table:table-cell>
          <table:table-cell table:number-columns-repeated="1023"/>
        </table:table-row>
        <table:table-row table:style-name="ro1">
          <table:table-cell office:value-type="string">
            <text:p>PCT Percent</text:p>
          </table:table-cell>
          <table:table-cell table:number-columns-repeated="1023"/>
        </table:table-row>
        <table:table-row table:style-name="ro1">
          <table:table-cell office:value-type="string">
            <text:p>SYM Symbol</text:p>
          </table:table-cell>
          <table:table-cell table:number-columns-repeated="1023"/>
        </table:table-row>
        <table:table-row table:style-name="ro1">
          <table:table-cell office:value-type="string">
            <text:p>AVG Average</text:p>
          </table:table-cell>
          <table:table-cell table:number-columns-repeated="1023"/>
        </table:table-row>
        <table:table-row table:style-name="ro1">
          <table:table-cell office:value-type="string">
            <text:p>ABS Absolute Number</text:p>
          </table:table-cell>
          <table:table-cell table:number-columns-repeated="1023"/>
        </table:table-row>
        <table:table-row table:style-name="ro1">
          <table:table-cell office:value-type="string">
            <text:p>MIN Minutes</text:p>
          </table:table-cell>
          <table:table-cell table:number-columns-repeated="1023"/>
        </table:table-row>
        <table:table-row table:style-name="ro1">
          <table:table-cell office:value-type="string">
            <text:p>SQM Square Miles</text:p>
          </table:table-cell>
          <table:table-cell table:number-columns-repeated="1023"/>
        </table:table-row>
        <table:table-row table:style-name="ro1">
          <table:table-cell office:value-type="string">
            <text:p>DOL Dollars</text:p>
          </table:table-cell>
          <table:table-cell table:number-columns-repeated="1023"/>
        </table:table-row>
        <table:table-row table:style-name="ro1">
          <table:table-cell office:value-type="string">
            <text:p>THO Thousands</text:p>
          </table:table-cell>
          <table:table-cell table:number-columns-repeated="1023"/>
        </table:table-row>
        <table:table-row table:style-name="ro1">
          <table:table-cell office:value-type="string">
            <text:p>MIL Millions</text:p>
          </table:table-cell>
          <table:table-cell table:number-columns-repeated="1023"/>
        </table:table-row>
        <table:table-row table:style-name="ro1">
          <table:table-cell office:value-type="string">
            <text:p>RNK Rank</text:p>
          </table:table-cell>
          <table:table-cell table:number-columns-repeated="1023"/>
        </table:table-row>
        <table:table-row table:style-name="ro1">
          <table:table-cell office:value-type="string">
            <text:p>MGD Millions of Gallons per Day</text:p>
          </table:table-cell>
          <table:table-cell table:number-columns-repeated="1023"/>
        </table:table-row>
        <table:table-row table:style-name="ro1">
          <table:table-cell office:value-type="string">
            <text:p>GLD Gallons per Day</text:p>
          </table:table-cell>
          <table:table-cell table:number-columns-repeated="1023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ROW.A1:ROW.D22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imbus Sans 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cell-protect="protected" style:print-content="true"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12/18/2013</text:date>, <text:time>13:3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W" style:display-name="PageStyle_RO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615" meta:object-count="0"/>
    <meta:generator>OpenOffice.org/3.3$Linux OpenOffice.org_project/330m20$Build-9567</meta:generator>
  </office:meta>
</office:document-meta>
</file>